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>
            <text:p>select tablename from pg_tables where tablename like 'ev_%';</text:p>
          </table:table-cell>
          <table:table-cell/>
          <table:table-cell table:number-columns-repeated="4"/>
          <table:table-cell table:style-name="ce1" table:formula="of:=&quot;drush autoadmin-generate ceaaces &quot;&amp;[.D101]&amp;&quot; --write --yes&quot;" office:value-type="string" office:string-value="drush autoadmin-generate ceaaces 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         --write --yes">
            <text:p>drush autoadmin-generate ceaaces 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62"/>--write --yes</text:p>
          </table:table-cell>
        </table:table-row>
        <table:table-row table:style-name="ro1">
          <table:table-cell table:number-columns-repeated="2"/>
          <table:table-cell office:value-type="string">
            <text:p>ev_hoja_calculo</text:p>
          </table:table-cell>
          <table:table-cell table:formula="of:=[.D1]&amp;&quot; &quot;&amp;[.C2]" office:value-type="string" office:string-value=" ev_hoja_calculo">
            <text:p><text:s/>ev_hoja_calcul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criterio</text:p>
          </table:table-cell>
          <table:table-cell table:formula="of:=[.D2]&amp;&quot; &quot;&amp;[.C3]" office:value-type="string" office:string-value=" ev_hoja_calculo ev_criterio">
            <text:p><text:s/>ev_hoja_calculo ev_criter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indicador</text:p>
          </table:table-cell>
          <table:table-cell table:formula="of:=[.D3]&amp;&quot; &quot;&amp;[.C4]" office:value-type="string" office:string-value=" ev_hoja_calculo ev_criterio ev_indicador">
            <text:p><text:s/>ev_hoja_calculo ev_criterio ev_indicad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formula</text:p>
          </table:table-cell>
          <table:table-cell table:formula="of:=[.D4]&amp;&quot; &quot;&amp;[.C5]" office:value-type="string" office:string-value=" ev_hoja_calculo ev_criterio ev_indicador ev_formula">
            <text:p><text:s/>ev_hoja_calculo ev_criterio ev_indicador ev_formul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tipo_dato</text:p>
          </table:table-cell>
          <table:table-cell table:formula="of:=[.D5]&amp;&quot; &quot;&amp;[.C6]" office:value-type="string" office:string-value=" ev_hoja_calculo ev_criterio ev_indicador ev_formula ev_tipo_dato">
            <text:p><text:s/>ev_hoja_calculo ev_criterio ev_indicador ev_formula ev_tipo_da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valor</text:p>
          </table:table-cell>
          <table:table-cell table:formula="of:=[.D6]&amp;&quot; &quot;&amp;[.C7]" office:value-type="string" office:string-value=" ev_hoja_calculo ev_criterio ev_indicador ev_formula ev_tipo_dato ev_valor">
            <text:p><text:s/>ev_hoja_calculo ev_criterio ev_indicador ev_formula ev_tipo_dato ev_val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tipo_ies</text:p>
          </table:table-cell>
          <table:table-cell table:formula="of:=[.D7]&amp;&quot; &quot;&amp;[.C8]" office:value-type="string" office:string-value=" ev_hoja_calculo ev_criterio ev_indicador ev_formula ev_tipo_dato ev_valor ev_tipo_ies">
            <text:p><text:s/>ev_hoja_calculo ev_criterio ev_indicador ev_formula ev_tipo_dato ev_valor ev_tipo_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provincia</text:p>
          </table:table-cell>
          <table:table-cell table:formula="of:=[.D8]&amp;&quot; &quot;&amp;[.C9]" office:value-type="string" office:string-value=" ev_hoja_calculo ev_criterio ev_indicador ev_formula ev_tipo_dato ev_valor ev_tipo_ies ev_provincia">
            <text:p><text:s/>ev_hoja_calculo ev_criterio ev_indicador ev_formula ev_tipo_dato ev_valor ev_tipo_ies ev_provinc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canton</text:p>
          </table:table-cell>
          <table:table-cell table:formula="of:=[.D9]&amp;&quot; &quot;&amp;[.C10]" office:value-type="string" office:string-value=" ev_hoja_calculo ev_criterio ev_indicador ev_formula ev_tipo_dato ev_valor ev_tipo_ies ev_provincia ev_canton">
            <text:p><text:s/>ev_hoja_calculo ev_criterio ev_indicador ev_formula ev_tipo_dato ev_valor ev_tipo_ies ev_provincia ev_cant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valor_posible</text:p>
          </table:table-cell>
          <table:table-cell table:formula="of:=[.D10]&amp;&quot; &quot;&amp;[.C11]" office:value-type="string" office:string-value=" ev_hoja_calculo ev_criterio ev_indicador ev_formula ev_tipo_dato ev_valor ev_tipo_ies ev_provincia ev_canton ev_valor_posible">
            <text:p><text:s/>ev_hoja_calculo ev_criterio ev_indicador ev_formula ev_tipo_dato ev_valor ev_tipo_ies ev_provincia ev_canton ev_valor_posi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variable</text:p>
          </table:table-cell>
          <table:table-cell table:formula="of:=[.D11]&amp;&quot; &quot;&amp;[.C12]" office:value-type="string" office:string-value=" ev_hoja_calculo ev_criterio ev_indicador ev_formula ev_tipo_dato ev_valor ev_tipo_ies ev_provincia ev_canton ev_valor_posible ev_variable">
            <text:p><text:s/>ev_hoja_calculo ev_criterio ev_indicador ev_formula ev_tipo_dato ev_valor ev_tipo_ies ev_provincia ev_canton ev_valor_posible ev_vari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validacion</text:p>
          </table:table-cell>
          <table:table-cell table:formula="of:=[.D12]&amp;&quot; &quot;&amp;[.C13]" office:value-type="string" office:string-value=" ev_hoja_calculo ev_criterio ev_indicador ev_formula ev_tipo_dato ev_valor ev_tipo_ies ev_provincia ev_canton ev_valor_posible ev_variable ev_validacion">
            <text:p><text:s/>ev_hoja_calculo ev_criterio ev_indicador ev_formula ev_tipo_dato ev_valor ev_tipo_ies ev_provincia ev_canton ev_valor_posible ev_variable ev_validac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relacion_trabajo</text:p>
          </table:table-cell>
          <table:table-cell table:formula="of:=[.D13]&amp;&quot; &quot;&amp;[.C14]" office:value-type="string" office:string-value=" ev_hoja_calculo ev_criterio ev_indicador ev_formula ev_tipo_dato ev_valor ev_tipo_ies ev_provincia ev_canton ev_valor_posible ev_variable ev_validacion ev_relacion_trabajo">
            <text:p><text:s/>ev_hoja_calculo ev_criterio ev_indicador ev_formula ev_tipo_dato ev_valor ev_tipo_ies ev_provincia ev_canton ev_valor_posible ev_variable ev_validacion ev_relacion_trabaj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cargo</text:p>
          </table:table-cell>
          <table:table-cell table:formula="of:=[.D14]&amp;&quot; &quot;&amp;[.C15]" office:value-type="string" office:string-value=" ev_hoja_calculo ev_criterio ev_indicador ev_formula ev_tipo_dato ev_valor ev_tipo_ies ev_provincia ev_canton ev_valor_posible ev_variable ev_validacion ev_relacion_trabajo ev_cargo">
            <text:p><text:s/>ev_hoja_calculo ev_criterio ev_indicador ev_formula ev_tipo_dato ev_valor ev_tipo_ies ev_provincia ev_canton ev_valor_posible ev_variable ev_validacion ev_relacion_trabajo ev_carg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profesor</text:p>
          </table:table-cell>
          <table:table-cell table:formula="of:=[.D15]&amp;&quot; &quot;&amp;[.C16]" office:value-type="string" office:string-value=" ev_hoja_calculo ev_criterio ev_indicador ev_formula ev_tipo_dato ev_valor ev_tipo_ies ev_provincia ev_canton ev_valor_posible ev_variable ev_validacion ev_relacion_trabajo ev_cargo ev_profesor">
            <text:p><text:s/>ev_hoja_calculo ev_criterio ev_indicador ev_formula ev_tipo_dato ev_valor ev_tipo_ies ev_provincia ev_canton ev_valor_posible ev_variable ev_validacion ev_relacion_trabajo ev_cargo ev_profes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categoria</text:p>
          </table:table-cell>
          <table:table-cell table:formula="of:=[.D16]&amp;&quot; &quot;&amp;[.C17]" office:value-type="string" office:string-value=" ev_hoja_calculo ev_criterio ev_indicador ev_formula ev_tipo_dato ev_valor ev_tipo_ies ev_provincia ev_canton ev_valor_posible ev_variable ev_validacion ev_relacion_trabajo ev_cargo ev_profesor ev_categoria">
            <text:p><text:s/>ev_hoja_calculo ev_criterio ev_indicador ev_formula ev_tipo_dato ev_valor ev_tipo_ies ev_provincia ev_canton ev_valor_posible ev_variable ev_validacion ev_relacion_trabajo ev_cargo ev_profesor ev_categor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estudiante</text:p>
          </table:table-cell>
          <table:table-cell table:formula="of:=[.D17]&amp;&quot; &quot;&amp;[.C18]" office:value-type="string" office:string-value=" ev_hoja_calculo ev_criterio ev_indicador ev_formula ev_tipo_dato ev_valor ev_tipo_ies ev_provincia ev_canton ev_valor_posible ev_variable ev_validacion ev_relacion_trabajo ev_cargo ev_profesor ev_categoria ev_estudiante">
            <text:p><text:s/>ev_hoja_calculo ev_criterio ev_indicador ev_formula ev_tipo_dato ev_valor ev_tipo_ies ev_provincia ev_canton ev_valor_posible ev_variable ev_validacion ev_relacion_trabajo ev_cargo ev_profesor ev_categoria ev_estudia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unidad_academica</text:p>
          </table:table-cell>
          <table:table-cell table:formula="of:=[.D18]&amp;&quot; &quot;&amp;[.C19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">
            <text:p><text:s/>ev_hoja_calculo ev_criterio ev_indicador ev_formula ev_tipo_dato ev_valor ev_tipo_ies ev_provincia ev_canton ev_valor_posible ev_variable ev_validacion ev_relacion_trabajo ev_cargo ev_profesor ev_categoria ev_estudiante ev_unidad_academic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persona</text:p>
          </table:table-cell>
          <table:table-cell table:formula="of:=[.D19]&amp;&quot; &quot;&amp;[.C20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lugar</text:p>
          </table:table-cell>
          <table:table-cell table:formula="of:=[.D20]&amp;&quot; &quot;&amp;[.C21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parroquia</text:p>
          </table:table-cell>
          <table:table-cell table:formula="of:=[.D21]&amp;&quot; &quot;&amp;[.C22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titulo</text:p>
          </table:table-cell>
          <table:table-cell table:formula="of:=[.D22]&amp;&quot; &quot;&amp;[.C23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subarea_unesco</text:p>
          </table:table-cell>
          <table:table-cell table:formula="of:=[.D23]&amp;&quot; &quot;&amp;[.C24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evaluador</text:p>
          </table:table-cell>
          <table:table-cell table:formula="of:=[.D24]&amp;&quot; &quot;&amp;[.C25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pais</text:p>
          </table:table-cell>
          <table:table-cell table:formula="of:=[.D25]&amp;&quot; &quot;&amp;[.C26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carrera</text:p>
          </table:table-cell>
          <table:table-cell table:formula="of:=[.D26]&amp;&quot; &quot;&amp;[.C27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modalidad_estudio</text:p>
          </table:table-cell>
          <table:table-cell table:formula="of:=[.D27]&amp;&quot; &quot;&amp;[.C28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sede</text:p>
          </table:table-cell>
          <table:table-cell table:formula="of:=[.D28]&amp;&quot; &quot;&amp;[.C29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nivel_carrera</text:p>
          </table:table-cell>
          <table:table-cell table:formula="of:=[.D29]&amp;&quot; &quot;&amp;[.C30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tipo_sede</text:p>
          </table:table-cell>
          <table:table-cell table:formula="of:=[.D30]&amp;&quot; &quot;&amp;[.C31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organizacion_malla</text:p>
          </table:table-cell>
          <table:table-cell table:formula="of:=[.D31]&amp;&quot; &quot;&amp;[.C32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estado_carrera</text:p>
          </table:table-cell>
          <table:table-cell table:formula="of:=[.D32]&amp;&quot; &quot;&amp;[.C33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jornada</text:p>
          </table:table-cell>
          <table:table-cell table:formula="of:=[.D33]&amp;&quot; &quot;&amp;[.C34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archivo</text:p>
          </table:table-cell>
          <table:table-cell table:formula="of:=[.D34]&amp;&quot; &quot;&amp;[.C35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form_mtn</text:p>
          </table:table-cell>
          <table:table-cell table:formula="of:=[.D35]&amp;&quot; &quot;&amp;[.C36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ies</text:p>
          </table:table-cell>
          <table:table-cell table:formula="of:=[.D36]&amp;&quot; &quot;&amp;[.C37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tipo_archivo</text:p>
          </table:table-cell>
          <table:table-cell table:formula="of:=[.D37]&amp;&quot; &quot;&amp;[.C38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v_log</text:p>
          </table:table-cell>
          <table:table-cell table:formula="of:=[.D38]&amp;&quot; &quot;&amp;[.C39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39]&amp;&quot; &quot;&amp;[.C40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0]&amp;&quot; &quot;&amp;[.C41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1]&amp;&quot; &quot;&amp;[.C42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2]&amp;&quot; &quot;&amp;[.C43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3]&amp;&quot; &quot;&amp;[.C44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4]&amp;&quot; &quot;&amp;[.C45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5]&amp;&quot; &quot;&amp;[.C46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6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6]&amp;&quot; &quot;&amp;[.C47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7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7]&amp;&quot; &quot;&amp;[.C48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8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8]&amp;&quot; &quot;&amp;[.C49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9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49]&amp;&quot; &quot;&amp;[.C50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0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0]&amp;&quot; &quot;&amp;[.C51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1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1]&amp;&quot; &quot;&amp;[.C52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2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2]&amp;&quot; &quot;&amp;[.C53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3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3]&amp;&quot; &quot;&amp;[.C54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4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4]&amp;&quot; &quot;&amp;[.C55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5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5]&amp;&quot; &quot;&amp;[.C56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6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6]&amp;&quot; &quot;&amp;[.C57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7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7]&amp;&quot; &quot;&amp;[.C58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8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8]&amp;&quot; &quot;&amp;[.C59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19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59]&amp;&quot; &quot;&amp;[.C60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0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0]&amp;&quot; &quot;&amp;[.C61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1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1]&amp;&quot; &quot;&amp;[.C62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2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2]&amp;&quot; &quot;&amp;[.C63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3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3]&amp;&quot; &quot;&amp;[.C64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4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4]&amp;&quot; &quot;&amp;[.C65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5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5]&amp;&quot; &quot;&amp;[.C66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6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6]&amp;&quot; &quot;&amp;[.C67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7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7]&amp;&quot; &quot;&amp;[.C68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8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8]&amp;&quot; &quot;&amp;[.C69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29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69]&amp;&quot; &quot;&amp;[.C70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0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0]&amp;&quot; &quot;&amp;[.C71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1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1]&amp;&quot; &quot;&amp;[.C72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2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2]&amp;&quot; &quot;&amp;[.C73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3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3]&amp;&quot; &quot;&amp;[.C74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4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4]&amp;&quot; &quot;&amp;[.C75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5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5]&amp;&quot; &quot;&amp;[.C76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6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6]&amp;&quot; &quot;&amp;[.C77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7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7]&amp;&quot; &quot;&amp;[.C78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8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8]&amp;&quot; &quot;&amp;[.C79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39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79]&amp;&quot; &quot;&amp;[.C80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0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0]&amp;&quot; &quot;&amp;[.C81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1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1]&amp;&quot; &quot;&amp;[.C82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2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2]&amp;&quot; &quot;&amp;[.C83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3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3]&amp;&quot; &quot;&amp;[.C84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4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4]&amp;&quot; &quot;&amp;[.C85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5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5]&amp;&quot; &quot;&amp;[.C86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6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6]&amp;&quot; &quot;&amp;[.C87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7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7]&amp;&quot; &quot;&amp;[.C88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8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8]&amp;&quot; &quot;&amp;[.C89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49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89]&amp;&quot; &quot;&amp;[.C90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0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0]&amp;&quot; &quot;&amp;[.C91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1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1]&amp;&quot; &quot;&amp;[.C92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2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2]&amp;&quot; &quot;&amp;[.C93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3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3]&amp;&quot; &quot;&amp;[.C94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4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4]&amp;&quot; &quot;&amp;[.C95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5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5]&amp;&quot; &quot;&amp;[.C96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6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6]&amp;&quot; &quot;&amp;[.C97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7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7]&amp;&quot; &quot;&amp;[.C98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8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8]&amp;&quot; &quot;&amp;[.C99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59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99]&amp;&quot; &quot;&amp;[.C100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60"/></text:p>
          </table:table-cell>
          <table:table-cell table:number-columns-repeated="5"/>
        </table:table-row>
        <table:table-row table:style-name="ro1">
          <table:table-cell table:number-columns-repeated="2"/>
          <table:table-cell/>
          <table:table-cell table:formula="of:=[.D100]&amp;&quot; &quot;&amp;[.C101]" office:value-type="string" office:string-value=" 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                                                             ">
            <text:p><text:s/>ev_hoja_calculo ev_criterio ev_indicador ev_formula ev_tipo_dato ev_valor ev_tipo_ies ev_provincia ev_canton ev_valor_posible ev_variable ev_validacion ev_relacion_trabajo ev_cargo ev_profesor ev_categoria ev_estudiante ev_unidad_academica ev_persona ev_lugar ev_parroquia ev_titulo ev_subarea_unesco ev_evaluador ev_pais ev_carrera ev_modalidad_estudio ev_sede ev_nivel_carrera ev_tipo_sede ev_organizacion_malla ev_estado_carrera ev_jornada ev_archivo ev_form_mtn ev_ies ev_tipo_archivo ev_log <text:s text:c="61"/>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09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Valarezo</meta:initial-creator>
    <meta:creation-date>2012-01-17T17:44:42</meta:creation-date>
    <dc:date>2012-01-26T09:19:00</dc:date>
    <dc:creator>Edgar Valarezo</dc:creator>
    <meta:editing-duration>PT14H40M57S</meta:editing-duration>
    <meta:editing-cycles>3</meta:editing-cycles>
    <meta:generator>LibreOffice/3.4$Linux LibreOffice_project/340m1$Build-402</meta:generator>
    <meta:document-statistic meta:table-count="3" meta:cell-count="203" meta:object-count="0"/>
  </office:meta>
</office:document-meta>
</file>